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4"/>
    <style:style style:name="P3" style:family="paragraph" style:parent-style-name="Standard" style:list-style-name="L2">
      <style:paragraph-properties fo:margin-left="0in" fo:margin-right="0in" fo:text-indent="-0.25in" style:auto-text-inden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.ownclous.upload</text:p>
      <text:list xml:id="list1795965435" text:style-name="L2">
        <text:list-item>
          <text:p text:style-name="P1">ChooseDownloadLocat</text:p>
        </text:list-item>
        <text:list-item>
          <text:p text:style-name="P1">ChooseUploadlocation</text:p>
        </text:list-item>
        <text:list-item>
          <text:p text:style-name="P1">DownloadLocationAdaptr</text:p>
        </text:list-item>
        <text:list-item>
          <text:p text:style-name="P1">FileExplorer</text:p>
        </text:list-item>
        <text:list-item>
          <text:p text:style-name="P1">FileExplorerAdapter</text:p>
        </text:list-item>
        <text:list-item>
          <text:p text:style-name="P1">UploadImageActivity</text:p>
          <text:p text:style-name="P1"/>
          <text:p text:style-name="P1"/>
          <text:p text:style-name="P3">ChooseDownloadLocat</text:p>
        </text:list-item>
        <text:list-item>
          <text:p text:style-name="P1">Has the cancel and download button</text:p>
        </text:list-item>
        <text:list-item>
          <text:p text:style-name="P1">Gets directory where you want to download</text:p>
        </text:list-item>
      </text:list>
      <text:p text:style-name="Standard"/>
      <text:p text:style-name="Standard">ChooseUploadLocation</text:p>
      <text:list xml:id="list1817339039" text:style-name="L4">
        <text:list-item>
          <text:p text:style-name="P2">To choose the folder</text:p>
        </text:list-item>
        <text:list-item>
          <text:p text:style-name="P2">file from which upload from Shared folder</text:p>
        </text:list-item>
        <text:list-item>
          <text:p text:style-name="P2">Can create folder</text:p>
        </text:list-item>
        <text:list-item>
          <text:p text:style-name="P2">Cannot create folder in Shared fold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15:50:52</meta:creation-date>
    <dc:date>2013-04-25T10:14:34</dc:date>
    <meta:editing-duration>P1DT16H53M20S</meta:editing-duration>
    <meta:editing-cycles>1</meta:editing-cycles>
    <meta:document-statistic meta:table-count="0" meta:image-count="0" meta:object-count="0" meta:page-count="1" meta:paragraph-count="15" meta:word-count="55" meta:character-count="372" meta:non-whitespace-character-count="345"/>
    <meta:generator>LibreOffice/3.5$Linux_x86 LibreOffice_project/350m1$Build-2</meta:generator>
  </office:meta>
</office:document-meta>
</file>